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780000004381B52A90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1cm" draw:marker-start-width="0.306cm" draw:marker-end-width="0.306cm" draw:fill="solid" draw:fill-color="#1c1c1c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fill="gradient" draw:fill-gradient-name="Gradient_20_8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fill="gradient" draw:fill-gradient-name="Raspi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solid" svg:stroke-width="0.071cm" draw:marker-start-width="0.412cm" draw:marker-end-width="0.412cm" draw:fill="gradient" draw:fill-gradient-name="Gray_20_Gradient_20_2" draw:textarea-horizontal-align="justify" draw:textarea-vertical-align="middle" draw:auto-grow-height="false" fo:min-height="0cm" fo:min-width="0cm" fo:padding-top="0.195cm" fo:padding-bottom="0.195cm" fo:padding-left="0.32cm" fo:padding-right="0.32cm" draw:shadow="hidden"/>
    </style:style>
    <style:style style:name="gr7" style:family="graphic" style:parent-style-name="standard">
      <style:graphic-properties draw:stroke="none" svg:stroke-color="#000000" draw:fill="none" draw:fill-color="#ffffff" fo:min-height="1.801cm"/>
    </style:style>
    <style:style style:name="gr8" style:family="graphic" style:parent-style-name="standard">
      <style:graphic-properties draw:stroke="none" svg:stroke-color="#000000" draw:fill="none" draw:fill-color="#ffffff" fo:min-height="1.394cm"/>
    </style:style>
    <style:style style:name="gr9" style:family="graphic" style:parent-style-name="standard">
      <style:graphic-properties draw:stroke="none" draw:fill="none" fo:min-height="1.153cm"/>
    </style:style>
    <style:style style:name="gr10" style:family="graphic" style:parent-style-name="standard">
      <style:graphic-properties draw:stroke="none" draw:fill="none" fo:min-height="1.525cm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gradient" draw:fill-gradient-name="Gradient_20_8" draw:textarea-horizontal-align="justify" draw:textarea-vertical-align="middle" draw:auto-grow-height="fals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style:text-outline="true" fo:font-family="'Adobe Gothic Std'" style:font-family-generic="swiss" style:font-pitch="variable" fo:font-size="32pt" fo:font-weight="normal" style:font-size-asian="32pt" style:font-size-complex="32pt"/>
    </style:style>
    <style:style style:name="P3" style:family="paragraph">
      <style:paragraph-properties fo:text-align="center"/>
      <style:text-properties fo:color="#dddddd" style:text-outline="true" style:text-position="39% 58%" fo:font-family="'Adobe Gothic Std'" style:font-family-generic="swiss" style:font-pitch="variable" fo:font-size="36pt" fo:font-weight="normal" style:font-size-asian="36pt" style:font-size-complex="36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dddddd" style:text-outline="true" style:text-position="39% 58%" fo:font-family="'Heydings Common Icons'" style:font-pitch="variable" fo:font-size="36pt" style:font-size-asian="36pt" style:font-size-complex="36pt"/>
    </style:style>
    <style:style style:name="P6" style:family="paragraph">
      <style:text-properties fo:color="#ffffff" fo:font-family="'Heydings Common Icons'" style:font-pitch="variable" fo:font-size="45pt" style:font-size-asian="45pt" style:font-size-complex="45pt"/>
    </style:style>
    <style:style style:name="P7" style:family="paragraph">
      <style:text-properties fo:font-family="'Arial Black'" style:font-pitch="variable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outline="true" fo:font-size="45pt" style:font-size-asian="45pt" style:font-size-complex="45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outline="true" fo:font-family="BreeziIconSet" fo:font-size="45pt" style:font-family-asian="BreeziIconSet" style:font-size-asian="45pt" style:font-family-complex="BreeziIconSet" style:font-size-complex="45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BreeziIconSet" fo:font-size="45pt" style:font-family-asian="BreeziIconSet" style:font-size-asian="45pt" style:font-family-complex="BreeziIconSet" style:font-size-complex="45pt"/>
    </style:style>
    <style:style style:name="P11" style:family="paragraph">
      <style:text-properties fo:color="#ffffff" style:text-outline="true" fo:font-family="'Heydings Common Icons'" style:font-pitch="variable" fo:font-size="40pt" style:font-size-asian="40pt" style:font-size-complex="40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outline="true" fo:font-family="BreeziIconSet" fo:font-size="34pt" style:font-family-asian="BreeziIconSet" style:font-size-asian="34pt" style:font-family-complex="BreeziIconSet" style:font-size-complex="19.2999992370605pt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36pt"/>
    </style:style>
    <style:style style:name="P1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45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'Heydings Common Icons'" style:font-pitch="variable" fo:font-size="45pt" style:font-size-asian="45pt" style:font-size-complex="45pt"/>
    </style:style>
    <style:style style:name="P16" style:family="paragraph">
      <style:text-properties fo:font-size="28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outline="true" fo:font-family="BreeziIconSet" fo:font-size="40pt" style:font-family-asian="BreeziIconSet" style:font-size-asian="34pt" style:font-family-complex="BreeziIconSet" style:font-size-complex="19.2999992370605pt"/>
    </style:style>
    <style:style style:name="P1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text-outline="true" fo:font-family="BreeziIconSet" fo:font-size="40pt" style:font-family-asian="BreeziIconSet" style:font-size-asian="34pt" style:font-family-complex="BreeziIconSet" style:font-size-complex="19.2999992370605pt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BreeziIconSet" fo:font-size="34pt" style:font-family-asian="BreeziIconSet" style:font-size-asian="34pt" style:font-family-complex="BreeziIconSet" style:font-size-complex="19.2999992370605pt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BreeziIconSet" fo:font-size="34pt" style:font-family-asian="BreeziIconSet" style:font-size-asian="34pt" style:font-family-complex="BreeziIconSet" style:font-size-complex="19.2999992370605pt"/>
    </style:style>
    <style:style style:name="T1" style:family="text">
      <style:text-properties fo:color="#dddddd" style:text-outline="true" style:text-line-through-style="none" style:text-position="-11% 100%" fo:font-family="'Heydings Common Icons'" style:font-pitch="variable" fo:font-size="36pt" fo:font-style="normal" fo:text-shadow="none" style:text-underline-style="none" fo:font-weight="normal" style:letter-kerning="true" style:font-family-asian="font3933" style:font-size-asian="36pt" style:font-style-asian="normal" style:font-weight-asian="normal" style:font-family-complex="font393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-11% 100%" fo:font-family="'Heydings Common Icons'" style:font-pitch="variable" fo:font-size="45pt" fo:font-style="normal" fo:text-shadow="none" style:text-underline-style="none" fo:font-weight="normal" style:letter-kerning="true" style:font-family-asian="font3933" style:font-size-asian="45pt" style:font-style-asian="normal" style:font-weight-asian="normal" style:font-family-complex="font3933" style:font-size-complex="4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Arial Black'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text-outline="true" style:text-line-through-style="none" fo:font-family="BreeziIconSet" fo:font-size="45pt" fo:font-style="normal" fo:text-shadow="none" style:text-underline-style="none" fo:font-weight="normal" style:letter-kerning="true" style:font-family-asian="BreeziIconSet" style:font-size-asian="45pt" style:font-style-asian="normal" style:font-weight-asian="normal" style:font-family-complex="BreeziIconSet" style:font-size-complex="4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BreeziIconSet" fo:font-size="45pt" fo:font-style="normal" fo:text-shadow="none" style:text-underline-style="none" fo:font-weight="normal" style:letter-kerning="true" style:font-family-asian="BreeziIconSet" style:font-size-asian="45pt" style:font-style-asian="normal" style:font-weight-asian="normal" style:font-family-complex="BreeziIconSet" style:font-size-complex="4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true" style:text-line-through-style="none" style:text-position="-11% 100%" fo:font-family="'Heydings Common Icons'" style:font-pitch="variable" fo:font-size="40pt" fo:font-style="normal" fo:text-shadow="none" style:text-underline-style="none" fo:font-weight="normal" style:letter-kerning="true" style:font-family-asian="font3933" style:font-size-asian="40pt" style:font-style-asian="normal" style:font-weight-asian="normal" style:font-family-complex="font3933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true" style:text-line-through-style="none" style:text-position="-11% 100%" fo:font-family="BreeziIconSet" fo:font-size="45pt" fo:font-style="normal" fo:text-shadow="none" style:text-underline-style="none" fo:font-weight="normal" style:letter-kerning="true" style:font-family-asian="BreeziIconSet" style:font-size-asian="45pt" style:font-style-asian="normal" style:font-weight-asian="normal" style:font-family-complex="BreeziIconSet" style:font-size-complex="4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style:text-outline="true" fo:font-family="'Adobe Gothic Std'" style:font-family-generic="swiss" style:font-pitch="variable" fo:font-size="32pt" fo:font-weight="normal" style:font-size-asian="32pt" style:font-size-complex="32pt"/>
    </style:style>
    <style:style style:name="T9" style:family="text">
      <style:text-properties style:use-window-font-color="true" style:text-outline="false" style:text-line-through-style="none" fo:font-family="BreeziIconSet" fo:font-size="34pt" fo:font-style="normal" fo:text-shadow="none" style:text-underline-style="none" fo:font-weight="normal" style:letter-kerning="true" style:font-family-asian="BreeziIconSet" style:font-size-asian="34pt" style:font-style-asian="normal" style:font-weight-asian="normal" style:font-family-complex="BreeziIconSet" style:font-size-complex="19.299999237060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316cm" svg:height="15.873cm" svg:x="-0.016cm" svg:y="0.586cm">
          <draw:image xlink:href="Pictures/1000020100000780000004381B52A90E.png" xlink:type="simple" xlink:show="embed" xlink:actuate="onLoad">
            <text:p/>
          </draw:image>
        </draw:frame>
        <draw:rect draw:style-name="gr2" draw:text-style-name="P1" draw:layer="layout" svg:width="28.6cm" svg:height="2.5cm" svg:x="-0.2cm" svg:y="14.6cm">
          <text:p/>
        </draw:rect>
        <draw:rect draw:style-name="gr2" draw:text-style-name="P1" draw:layer="layout" svg:width="28.6cm" svg:height="1.2cm" svg:x="-0.2cm" svg:y="-0.2cm">
          <text:p/>
        </draw:rect>
        <draw:custom-shape draw:style-name="gr3" draw:text-style-name="P1" draw:layer="layout" svg:width="2.6cm" svg:height="1.764cm" svg:x="3.228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295cm" svg:height="1.552cm" svg:x="3.366cm" svg:y="15.0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764cm" svg:x="12.428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12.5cm" svg:y="15.0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svg:x="13.028cm" svg:y="14.8cm">
          <draw:text-box>
            <text:p text:style-name="P4"><text:span text:style-name="T1">m</text:span></text:p>
          </draw:text-box>
        </draw:frame>
        <draw:custom-shape draw:style-name="gr3" draw:text-style-name="P1" draw:layer="layout" svg:width="2.9cm" svg:height="1.764cm" draw:transform="rotate (3.1415926535892) translate (12.131cm 16.7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draw:transform="rotate (3.1415926535892) translate (12.059cm 16.59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draw:transform="rotate (3.1415926535892) translate (11.531cm 16.839cm)">
          <draw:text-box>
            <text:p text:style-name="P4"><text:span text:style-name="T1">m</text:span></text:p>
          </draw:text-box>
        </draw:frame>
        <draw:path draw:style-name="gr5" draw:text-style-name="P1" draw:layer="layout" svg:width="11.324cm" svg:height="1.764cm" svg:x="0.266cm" svg:y="1.602cm" svg:viewBox="0 0 11325 1765" svg:d="M10645 422c-652 377-1186 812-1641 1343h-8710c-147 0-294-148-294-295v-1176c0-147 147-294 294-294h10845c66 0 133 30 186 76-227 100-453 215-680 346z">
          <text:p/>
        </draw:path>
        <draw:path draw:style-name="gr5" draw:text-style-name="P1" draw:layer="layout" svg:width="8.765cm" svg:height="1.764cm" svg:x="0.266cm" svg:y="3.664cm" svg:viewBox="0 0 8766 1765" svg:d="M8302 703c-204 354-369 705-499 1062h-7509c-147 0-294-148-294-295v-1176c0-147 147-294 294-294h8472c-165 218-319 452-464 703z">
          <text:p/>
        </draw:path>
        <draw:path draw:style-name="gr5" draw:text-style-name="P1" draw:layer="layout" svg:width="7.704cm" svg:height="1.764cm" svg:x="0.266cm" svg:y="5.726cm" svg:viewBox="0 0 7705 1765" svg:d="M7445 1765h-7151c-147 0-294-148-294-295v-1176c0-147 147-294 294-294h7411c-170 559-253 1137-260 1765z">
          <text:p/>
        </draw:path>
        <draw:path draw:style-name="gr5" draw:text-style-name="P1" draw:layer="layout" svg:width="7.749cm" svg:height="1.764cm" svg:x="0.266cm" svg:y="7.787cm" svg:viewBox="0 0 7750 1765" svg:d="M7750 1765h-7456c-147 0-294-148-294-295v-1176c0-147 147-294 294-294h7154c19 626 117 1204 302 1765z">
          <text:p/>
        </draw:path>
        <draw:path draw:style-name="gr5" draw:text-style-name="P1" draw:layer="layout" svg:width="8.876cm" svg:height="1.764cm" svg:x="0.266cm" svg:y="9.849cm" svg:viewBox="0 0 8877 1765" svg:d="M8302 918c178 307 368 588 575 847h-8583c-147 0-294-148-294-295v-1176c0-147 147-294 294-294h7564c120 308 268 612 444 918z">
          <text:p/>
        </draw:path>
        <draw:path draw:style-name="gr5" draw:text-style-name="P1" draw:layer="layout" svg:width="11.405cm" svg:height="1.764cm" svg:x="0.266cm" svg:y="11.908cm" svg:viewBox="0 0 11406 1765" svg:d="M10645 1202c254 146 507 273 761 381-49 101-158 182-267 182h-10845c-147 0-294-148-294-295v-1176c0-147 147-294 294-294h8835c427 468 923 859 1516 1202z">
          <text:p/>
        </draw:path>
        <draw:path draw:style-name="gr6" draw:text-style-name="P1" draw:layer="layout" svg:width="11.257cm" svg:height="12.171cm" svg:x="17cm" svg:y="1.565cm" svg:viewBox="0 0 11258 12172" svg:d="M311 11544c1020-589 1753-1322 2343-2343 589-1020 857-2021 857-3200 0-1178-268-2179-857-3200-590-1020-1323-1753-2343-2342-60-34-119-68-178-100 102-70 209-132 319-184 120-55 243-99 369-129s254-46 382-46h8016c128 0 256 16 382 46s249 74 369 129c238 112 461 270 652 461s350 413 461 652c56 119 100 243 130 369s45 253 45 382v8093c0 129-15 257-45 383-30 125-74 249-130 368-111 239-270 462-461 652-191 191-414 350-652 461-120 56-243 100-369 130s-254 46-382 46h-8016c-128 0-256-16-382-46s-249-74-369-130c-159-74-312-170-452-282 104-53 207-110 311-170z">
          <text:p/>
        </draw:path>
        <draw:frame draw:style-name="gr7" draw:text-style-name="P6" draw:layer="layout" svg:width="2.8cm" svg:height="2.051cm" svg:x="0.3cm" svg:y="1.349cm">
          <draw:text-box>
            <text:p text:style-name="P4"><text:span text:style-name="T2">q</text:span></text:p>
          </draw:text-box>
        </draw:frame>
        <draw:frame draw:style-name="gr8" draw:text-style-name="P7" draw:layer="layout" svg:width="7.8cm" svg:height="1.644cm" svg:x="1.7cm" svg:y="1.666cm">
          <draw:text-box>
            <text:p><text:span text:style-name="T3">TELEPHONE</text:span></text:p>
          </draw:text-box>
        </draw:frame>
        <draw:frame draw:style-name="gr7" draw:text-style-name="P6" draw:layer="layout" svg:width="2.8cm" svg:height="2.051cm" svg:x="0.235cm" svg:y="11.566cm">
          <draw:text-box>
            <text:p text:style-name="P4"><text:span text:style-name="T2">C</text:span></text:p>
          </draw:text-box>
        </draw:frame>
        <draw:frame draw:style-name="gr8" draw:text-style-name="P7" draw:layer="layout" svg:width="8.2cm" svg:height="1.644cm" svg:x="1.9cm" svg:y="11.956cm">
          <draw:text-box>
            <text:p><text:span text:style-name="T3">PARAMETRES</text:span></text:p>
          </draw:text-box>
        </draw:frame>
        <draw:frame draw:style-name="gr9" draw:text-style-name="P9" draw:layer="layout" svg:width="1.539cm" svg:height="1.775cm" svg:x="3.588cm" svg:y="15.04cm">
          <draw:text-box>
            <text:p text:style-name="P8"><text:span text:style-name="T4">q</text:span></text:p>
          </draw:text-box>
        </draw:frame>
        <draw:frame draw:style-name="gr10" draw:text-style-name="P10" draw:layer="layout" svg:width="1.539cm" svg:height="1.775cm" svg:x="0.261cm" svg:y="3.8cm">
          <draw:text-box>
            <text:p text:style-name="P4"><text:span text:style-name="T5">u</text:span></text:p>
          </draw:text-box>
        </draw:frame>
        <draw:frame draw:style-name="gr8" draw:text-style-name="P7" draw:layer="layout" svg:width="7.8cm" svg:height="1.644cm" svg:x="1.7cm" svg:y="3.8cm">
          <draw:text-box>
            <text:p><text:span text:style-name="T3">ASSITANT</text:span></text:p>
          </draw:text-box>
        </draw:frame>
        <draw:custom-shape draw:style-name="gr3" draw:text-style-name="P1" draw:layer="layout" svg:width="2.9cm" svg:height="1.764cm" svg:x="6.1cm" svg:y="14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6.172cm" svg:y="15.0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8cm" svg:height="2.051cm" svg:x="6.6cm" svg:y="14.749cm">
          <draw:text-box>
            <text:p text:style-name="P4"><text:span text:style-name="T6">b</text:span></text:p>
          </draw:text-box>
        </draw:frame>
        <draw:custom-shape draw:style-name="gr3" draw:text-style-name="P1" draw:layer="layout" svg:width="2.9cm" svg:height="1.764cm" svg:x="0.105cm" svg:y="14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0.177cm" svg:y="15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8cm" svg:height="2.051cm" svg:x="0.6cm" svg:y="14.8cm">
          <draw:text-box>
            <text:p text:style-name="P12"><text:span text:style-name="T7">h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28.316cm" svg:height="15.873cm" svg:x="-0.016cm" svg:y="0.586cm">
          <draw:image xlink:href="Pictures/1000020100000780000004381B52A90E.png" xlink:type="simple" xlink:show="embed" xlink:actuate="onLoad">
            <text:p/>
          </draw:image>
        </draw:frame>
        <draw:rect draw:style-name="gr2" draw:text-style-name="P1" draw:layer="layout" svg:width="28.6cm" svg:height="2.5cm" svg:x="-0.2cm" svg:y="14.6cm">
          <text:p/>
        </draw:rect>
        <draw:rect draw:style-name="gr2" draw:text-style-name="P1" draw:layer="layout" svg:width="28.6cm" svg:height="1.2cm" svg:x="-0.2cm" svg:y="-0.2cm">
          <text:p/>
        </draw:rect>
        <draw:custom-shape draw:style-name="gr3" draw:text-style-name="P1" draw:layer="layout" svg:width="2.6cm" svg:height="1.764cm" svg:x="3.228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295cm" svg:height="1.552cm" svg:x="3.366cm" svg:y="15.0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764cm" svg:x="12.428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12.5cm" svg:y="15.0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svg:x="13.028cm" svg:y="14.8cm">
          <draw:text-box>
            <text:p text:style-name="P13"><text:span text:style-name="T1">m</text:span></text:p>
          </draw:text-box>
        </draw:frame>
        <draw:custom-shape draw:style-name="gr3" draw:text-style-name="P1" draw:layer="layout" svg:width="2.9cm" svg:height="1.764cm" draw:transform="rotate (3.1415926535892) translate (12.131cm 16.7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draw:transform="rotate (3.1415926535892) translate (12.059cm 16.59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draw:transform="rotate (3.1415926535892) translate (11.531cm 16.839cm)">
          <draw:text-box>
            <text:p text:style-name="P13"><text:span text:style-name="T1">m</text:span></text:p>
          </draw:text-box>
        </draw:frame>
        <draw:path draw:style-name="gr5" draw:text-style-name="P1" draw:layer="layout" svg:width="11.324cm" svg:height="1.764cm" svg:x="0.266cm" svg:y="1.602cm" svg:viewBox="0 0 11325 1765" svg:d="M10645 422c-652 377-1186 812-1641 1343h-8710c-147 0-294-148-294-295v-1176c0-147 147-294 294-294h10845c66 0 133 30 186 76-227 100-453 215-680 346z">
          <text:p/>
        </draw:path>
        <draw:path draw:style-name="gr5" draw:text-style-name="P1" draw:layer="layout" svg:width="8.765cm" svg:height="1.764cm" svg:x="0.266cm" svg:y="3.664cm" svg:viewBox="0 0 8766 1765" svg:d="M8302 703c-204 354-369 705-499 1062h-7509c-147 0-294-148-294-295v-1176c0-147 147-294 294-294h8472c-165 218-319 452-464 703z">
          <text:p/>
        </draw:path>
        <draw:path draw:style-name="gr5" draw:text-style-name="P1" draw:layer="layout" svg:width="7.704cm" svg:height="1.764cm" svg:x="0.266cm" svg:y="5.726cm" svg:viewBox="0 0 7705 1765" svg:d="M7445 1765h-7151c-147 0-294-148-294-295v-1176c0-147 147-294 294-294h7411c-170 559-253 1137-260 1765z">
          <text:p/>
        </draw:path>
        <draw:path draw:style-name="gr5" draw:text-style-name="P1" draw:layer="layout" svg:width="7.749cm" svg:height="1.764cm" svg:x="0.266cm" svg:y="7.787cm" svg:viewBox="0 0 7750 1765" svg:d="M7750 1765h-7456c-147 0-294-148-294-295v-1176c0-147 147-294 294-294h7154c19 626 117 1204 302 1765z">
          <text:p/>
        </draw:path>
        <draw:path draw:style-name="gr5" draw:text-style-name="P1" draw:layer="layout" svg:width="8.876cm" svg:height="1.764cm" svg:x="0.266cm" svg:y="9.849cm" svg:viewBox="0 0 8877 1765" svg:d="M8302 918c178 307 368 588 575 847h-8583c-147 0-294-148-294-295v-1176c0-147 147-294 294-294h7564c120 308 268 612 444 918z">
          <text:p/>
        </draw:path>
        <draw:path draw:style-name="gr5" draw:text-style-name="P1" draw:layer="layout" svg:width="11.405cm" svg:height="1.764cm" svg:x="0.266cm" svg:y="11.908cm" svg:viewBox="0 0 11406 1765" svg:d="M10645 1202c254 146 507 273 761 381-49 101-158 182-267 182h-10845c-147 0-294-148-294-295v-1176c0-147 147-294 294-294h8835c427 468 923 859 1516 1202z">
          <text:p/>
        </draw:path>
        <draw:path draw:style-name="gr6" draw:text-style-name="P1" draw:layer="layout" svg:width="11.257cm" svg:height="12.171cm" svg:x="17cm" svg:y="1.565cm" svg:viewBox="0 0 11258 12172" svg:d="M311 11544c1020-589 1753-1322 2343-2343 589-1020 857-2021 857-3200 0-1178-268-2179-857-3200-590-1020-1323-1753-2343-2342-60-34-119-68-178-100 102-70 209-132 319-184 120-55 243-99 369-129s254-46 382-46h8016c128 0 256 16 382 46s249 74 369 129c238 112 461 270 652 461s350 413 461 652c56 119 100 243 130 369s45 253 45 382v8093c0 129-15 257-45 383-30 125-74 249-130 368-111 239-270 462-461 652-191 191-414 350-652 461-120 56-243 100-369 130s-254 46-382 46h-8016c-128 0-256-16-382-46s-249-74-369-130c-159-74-312-170-452-282 104-53 207-110 311-170z">
          <text:p/>
        </draw:path>
        <draw:frame draw:style-name="gr7" draw:text-style-name="P15" draw:layer="layout" svg:width="2.8cm" svg:height="2.051cm" svg:x="0.235cm" svg:y="11.566cm">
          <draw:text-box>
            <text:p text:style-name="P14"><text:span text:style-name="T2">C</text:span></text:p>
          </draw:text-box>
        </draw:frame>
        <draw:frame draw:style-name="gr8" draw:text-style-name="P7" draw:layer="layout" svg:width="8.2cm" svg:height="1.644cm" svg:x="1.9cm" svg:y="11.956cm">
          <draw:text-box>
            <text:p text:style-name="P16"><text:span text:style-name="T3">PARAMETRES</text:span></text:p>
          </draw:text-box>
        </draw:frame>
        <draw:custom-shape draw:style-name="gr3" draw:text-style-name="P1" draw:layer="layout" svg:width="2.9cm" svg:height="1.764cm" svg:x="6.1cm" svg:y="14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6.172cm" svg:y="15.0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764cm" svg:x="0.105cm" svg:y="14.8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0.177cm" svg:y="15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8" draw:layer="layout" svg:width="2.8cm" svg:height="2.051cm" svg:x="0.6cm" svg:y="14.8cm">
          <draw:text-box>
            <text:p text:style-name="P17"><text:span text:style-name="T7">h</text:span></text:p>
          </draw:text-box>
        </draw:frame>
      </draw:page>
      <draw:page draw:name="page3" draw:style-name="dp1" draw:master-page-name="Standard">
        <draw:custom-shape draw:style-name="gr3" draw:text-style-name="P1" draw:layer="layout" svg:width="4.233cm" svg:height="1.764cm" svg:x="0.267cm" svg:y="14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4.022cm" svg:height="1.552cm" svg:x="0.372cm" svg:y="15.012cm">
          <text:p text:style-name="P1"><text:span text:style-name="T8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8cm" svg:height="2.051cm" svg:x="9.3cm" svg:y="14.7cm">
          <draw:text-box>
            <text:p text:style-name="P4"><text:span text:style-name="T2">b</text:span></text:p>
          </draw:text-box>
        </draw:frame>
        <draw:custom-shape draw:style-name="gr3" draw:text-style-name="P1" draw:layer="layout" svg:width="2.9cm" svg:height="1.764cm" svg:x="4.8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4.872cm" svg:y="15.0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svg:x="5.4cm" svg:y="14.8cm">
          <draw:text-box>
            <text:p text:style-name="P4"><text:span text:style-name="T1">m</text:span></text:p>
          </draw:text-box>
        </draw:frame>
        <draw:path draw:style-name="gr12" draw:text-style-name="P1" draw:layer="layout" svg:width="11.324cm" svg:height="1.764cm" svg:x="0.266cm" svg:y="1.601cm" svg:viewBox="0 0 11325 1765" svg:d="M10645 422c-652 377-1186 812-1641 1343h-8710c-147 0-294-148-294-295v-1176c0-147 147-294 294-294h10845c66 0 133 30 186 76-227 100-453 215-680 346z">
          <text:p/>
        </draw:path>
        <draw:path draw:style-name="gr12" draw:text-style-name="P1" draw:layer="layout" svg:width="8.765cm" svg:height="1.764cm" svg:x="0.266cm" svg:y="3.663cm" svg:viewBox="0 0 8766 1765" svg:d="M8302 703c-204 354-369 705-499 1062h-7509c-147 0-294-148-294-295v-1176c0-147 147-294 294-294h8472c-165 218-319 452-464 703z">
          <text:p/>
        </draw:path>
        <draw:path draw:style-name="gr12" draw:text-style-name="P1" draw:layer="layout" svg:width="7.704cm" svg:height="1.764cm" svg:x="0.266cm" svg:y="5.725cm" svg:viewBox="0 0 7705 1765" svg:d="M7445 1765h-7151c-147 0-294-148-294-295v-1176c0-147 147-294 294-294h7411c-170 559-253 1137-260 1765z">
          <text:p/>
        </draw:path>
        <draw:path draw:style-name="gr12" draw:text-style-name="P1" draw:layer="layout" svg:width="7.749cm" svg:height="1.764cm" svg:x="0.266cm" svg:y="7.786cm" svg:viewBox="0 0 7750 1765" svg:d="M7750 1765h-7456c-147 0-294-148-294-295v-1176c0-147 147-294 294-294h7154c19 626 117 1204 302 1765z">
          <text:p/>
        </draw:path>
        <draw:path draw:style-name="gr12" draw:text-style-name="P1" draw:layer="layout" svg:width="8.876cm" svg:height="1.764cm" svg:x="0.266cm" svg:y="9.848cm" svg:viewBox="0 0 8877 1765" svg:d="M8302 918c178 307 368 588 575 847h-8583c-147 0-294-148-294-295v-1176c0-147 147-294 294-294h7564c120 308 268 612 444 918z">
          <text:p/>
        </draw:path>
        <draw:path draw:style-name="gr12" draw:text-style-name="P1" draw:layer="layout" svg:width="11.405cm" svg:height="1.764cm" svg:x="0.266cm" svg:y="11.907cm" svg:viewBox="0 0 11406 1765" svg:d="M10645 1202c254 146 507 273 761 381-49 101-158 182-267 182h-10845c-147 0-294-148-294-295v-1176c0-147 147-294 294-294h8835c427 468 923 859 1516 1202z">
          <text:p/>
        </draw:path>
        <draw:path draw:style-name="gr6" draw:text-style-name="P1" draw:layer="layout" svg:width="11.257cm" svg:height="12.171cm" svg:x="17cm" svg:y="1.565cm" svg:viewBox="0 0 11258 12172" svg:d="M311 11544c1020-589 1753-1322 2343-2343 589-1020 857-2021 857-3200 0-1178-268-2179-857-3200-590-1020-1323-1753-2343-2342-60-34-119-68-178-100 102-70 209-132 319-184 120-55 243-99 369-129s254-46 382-46h8016c128 0 256 16 382 46s249 74 369 129c238 112 461 270 652 461s350 413 461 652c56 119 100 243 130 369s45 253 45 382v8093c0 129-15 257-45 383-30 125-74 249-130 368-111 239-270 462-461 652-191 191-414 350-652 461-120 56-243 100-369 130s-254 46-382 46h-8016c-128 0-256-16-382-46s-249-74-369-130c-159-74-312-170-452-282 104-53 207-110 311-170z">
          <text:p/>
        </draw:path>
        <draw:frame draw:style-name="gr10" draw:text-style-name="P19" draw:layer="layout" svg:width="2.239cm" svg:height="1.775cm" svg:x="13.461cm" svg:y="14.897cm">
          <draw:text-box>
            <text:p text:style-name="P19"><text:span text:style-name="T5">h</text:span></text:p>
          </draw:text-box>
        </draw:frame>
        <draw:custom-shape draw:style-name="gr3" draw:text-style-name="P1" draw:layer="layout" svg:width="2.6cm" svg:height="1.764cm" svg:x="0.4cm" svg:y="17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295cm" svg:height="1.552cm" svg:x="0.538cm" svg:y="17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764cm" svg:x="25.2cm" svg:y="17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svg:x="25.272cm" svg:y="17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764cm" draw:transform="rotate (3.1415926535892) translate (24.903cm 19.56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55cm" svg:height="1.552cm" draw:transform="rotate (3.1415926535892) translate (24.831cm 19.4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cm" svg:height="1.9cm" draw:transform="rotate (3.1415926535892) translate (24.303cm 19.7cm)">
          <draw:text-box>
            <text:p text:style-name="P4"><text:span text:style-name="T1">m</text:span></text:p>
          </draw:text-box>
        </draw:frame>
        <draw:frame draw:style-name="gr9" draw:text-style-name="P20" draw:layer="layout" svg:width="1.539cm" svg:height="1.403cm" svg:x="0.9cm" svg:y="18.061cm">
          <draw:text-box>
            <text:p text:style-name="P4"><text:span text:style-name="T9">q</text:span></text:p>
          </draw:text-box>
        </draw:frame>
        <draw:frame draw:style-name="gr7" draw:text-style-name="P11" draw:layer="layout" svg:width="2.8cm" svg:height="2.051cm" svg:x="25.7cm" svg:y="17.6cm">
          <draw:text-box>
            <text:p text:style-name="P4"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radial" draw:cx="50%" draw:cy="50%" draw:start-color="#333333" draw:end-color="#eeeeee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Raspi" draw:style="radial" draw:cx="50%" draw:cy="50%" draw:start-color="#7e0021" draw:end-color="#993366" draw:start-intensity="100%" draw:end-intensity="40%" draw:border="1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2:11:32</meta:creation-date>
    <dc:date>2016-03-04T21:54:28</dc:date>
    <dc:creator>Gwéna LE YONDRE</dc:creator>
    <meta:editing-duration>PT1H7M10S</meta:editing-duration>
    <meta:editing-cycles>12</meta:editing-cycles>
    <meta:generator>OpenOffice/4.1.2$Unix OpenOffice.org_project/412m3$Build-9782</meta:generator>
    <meta:document-statistic meta:object-count="79"/>
  </office:meta>
</office:document-meta>
</file>